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fo:language="en" fo:country="GB"/>
    </style:style>
    <style:style style:name="P2" style:parent-style-name="ListParagraph" style:list-style-name="LFO2" style:family="paragraph">
      <style:text-properties fo:language="en" fo:country="GB"/>
    </style:style>
    <style:style style:name="P3" style:parent-style-name="ListParagraph" style:list-style-name="LFO2" style:family="paragraph">
      <style:text-properties fo:language="en" fo:country="GB"/>
    </style:style>
    <style:style style:name="P4" style:parent-style-name="ListParagraph" style:list-style-name="LFO2" style:family="paragraph">
      <style:text-properties fo:language="en" fo:country="GB"/>
    </style:style>
    <style:style style:name="P5" style:parent-style-name="ListParagraph" style:list-style-name="LFO2" style:family="paragraph">
      <style:text-properties fo:language="en" fo:country="GB"/>
    </style:style>
    <style:style style:name="P6" style:parent-style-name="ListParagraph" style:list-style-name="LFO2" style:family="paragraph"/>
    <style:style style:name="T7" style:parent-style-name="DefaultParagraphFont" style:family="text">
      <style:text-properties fo:language="en" fo:country="GB"/>
    </style:style>
  </office:automatic-styles>
  <office:body>
    <office:text text:use-soft-page-breaks="true">
      <text:p text:style-name="P1">Timelapse instructions</text:p>
      <text:list text:style-name="LFO2" text:continue-numbering="true">
        <text:list-item>
          <text:p text:style-name="P2">Open the folder containing the timelapses.</text:p>
        </text:list-item>
        <text:list-item>
          <text:p text:style-name="P3">Select the Natural timelapse.mp4<text:s/>and play it.</text:p>
        </text:list-item>
        <text:list-item>
          <text:p text:style-name="P4">In this timelapse the gradual change of vegetation in its true colour is clearly visible as the timelapse progresses.<text:s/></text:p>
        </text:list-item>
        <text:list-item>
          <text:p text:style-name="P5">When the timelapse is finished, exit the timelapse and select the NDVI timelapse.mp4 and play it.</text:p>
        </text:list-item>
        <text:list-item>
          <text:p text:style-name="P6"><text:span text:style-name="T7">In this timelapse the same pictures are included as the previous timelapse therefore the timelapses are almost the same, the difference between the timelapses is that this timelapse has the vegetation index applied to it meaning that areas where vegetation is present are depicted in green and in those areas where vegetation is not present are depicted in re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int busuttil</meta:initial-creator>
    <dc:creator>clint busuttil</dc:creator>
    <meta:creation-date>2021-06-28T09:29:00Z</meta:creation-date>
    <dc:date>2021-06-28T09:46:00Z</dc:date>
    <meta:template xlink:href="Normal.dotm" xlink:type="simple"/>
    <meta:editing-cycles>4</meta:editing-cycles>
    <meta:editing-duration>PT1020S</meta:editing-duration>
    <meta:document-statistic meta:page-count="1" meta:paragraph-count="1" meta:word-count="103" meta:character-count="690" meta:row-count="4" meta:non-whitespace-character-count="588"/>
  </office:meta>
</office:document-meta>
</file>